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master-page-name="MP0">
      <style:paragraph-properties style:page-number="auto" fo:break-before="page"/>
      <style:text-properties fo:font-size="18pt" style:font-size-asian="18pt" style:font-size-complex="18pt"/>
    </style:style>
    <style:style style:name="T1" style:family="text">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14/6/25</text:p>
      <text:p text:style-name="P1">Israel/Palestine</text:p>
      <text:p text:style-name="P1"/>
      <text:p text:style-name="P1">When I was a youth all the older ex national service men said to me that there will never be peace in the Middle East. Looks like they were right. That is correct. That was more that a opinion it was a correct understanding of the Middle Eastern situation.</text:p>
      <text:p text:style-name="P1">So how is the circle squared? If one is even to begin to understand the situation in the Middle East(ME) the concept of God cannot be left out. A secular analysis is just not sufficient or up to the task. Surely then a understanding of Judaism,Christianity and Islam is also required. And this must of necessity involve a understanding of the hermeneutics of each faith. And then how is it even possible to arrive at a “true” understanding of the conflict.</text:p>
      <text:p text:style-name="P1"/>
      <text:p text:style-name="P1">Of course I missed out “satanism” and atheism. So who has the correct perception of the problem area. And how is one to know which is correct? For me the only Person who really knows is the Almighy God. Everyone else is faking it till they make it.</text:p>
      <text:p text:style-name="P1"/>
      <text:p text:style-name="P1">7/8/25 </text:p>
      <text:p text:style-name="P1"/>
      <text:p text:style-name="P1">So Israel. Who cares? What can be done? Join Palestinian Action? But as the YouTube commentator said, what does it do? Stop the traffic ,destroy property etc etc….but what does it do for the actual cause? </text:p>
      <text:p text:style-name="Standard"><text:span text:style-name="Default_20_Paragraph_20_Font"><text:span text:style-name="T1">And then of course the new Christian positions now available on Christian Zionism. As we are Christians therefore we support Israel right or wrong? </text:span></text:span></text:p>
      <text:p text:style-name="Standard"><text:span text:style-name="Default_20_Paragraph_20_Font"><text:span text:style-name="T1"/></text:span></text:p>
      <text:p text:style-name="Standard"><text:span text:style-name="Default_20_Paragraph_20_Fon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
    <dc:description/>
    <dc:subject/>
    <meta:initial-creator>michael falconer</meta:initial-creator>
    <meta:creation-date>2024-12-14T10:37:00Z</meta:creation-date>
    <dc:date>2025-10-14T16:52:29.77</dc:date>
    <meta:editing-cycles>2</meta:editing-cycles>
    <meta:editing-duration>PT32M9S</meta:editing-duration>
    <meta:document-statistic meta:table-count="0" meta:image-count="0" meta:object-count="0" meta:page-count="1" meta:paragraph-count="8" meta:word-count="241" meta:character-count="1343"/>
    <meta:template xlink:type="simple" xlink:actuate="onRequest" xlink:title="" xlink:href="Normal.dotm"/>
  </office:meta>
</office:document-meta>
</file>